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YLWHHJ+NewsGotT" svg:font-family="YLWHHJ+NewsGotT"/>
    <style:font-face style:name="DejaVu Sans" svg:font-family="'DejaVu Sans'" style:font-pitch="variable"/>
    <style:font-face style:name="NewsGotT" svg:font-family="NewsGot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NewsGotT"/>
    </style:style>
    <style:style style:name="P3" style:family="paragraph" style:parent-style-name="Standard">
      <style:paragraph-properties fo:text-align="justify" style:justify-single-word="false"/>
      <style:text-properties style:font-name="NewsGotT" fo:font-size="10pt" style:font-size-asian="10pt" style:font-size-complex="10pt"/>
    </style:style>
    <style:style style:name="P4" style:family="paragraph" style:parent-style-name="Standard">
      <style:paragraph-properties fo:text-align="justify" style:justify-single-word="false"/>
      <style:text-properties style:font-name="NewsGotT" fo:font-size="10pt"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NewsGotT" fo:font-size="10pt" fo:font-weight="normal"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NewsGotT" fo:font-size="10pt" style:font-name-asian="YLWHHJ+NewsGotT" style:font-size-asian="10pt" style:font-name-complex="YLWHHJ+NewsGot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text-properties style:text-underline-style="solid" style:text-underline-width="auto" style:text-underline-color="font-color"/>
    </style:style>
    <style:style style:name="P10" style:family="paragraph" style:parent-style-name="Sender">
      <style:paragraph-properties fo:margin-left="-12.502cm" fo:margin-right="-0.212cm" fo:text-indent="12.502cm" style:auto-text-indent="false"/>
      <style:text-properties fo:color="#008000" style:font-name="Eras Bk BT" fo:font-size="12pt" fo:font-weight="bold" style:font-size-asian="12pt" style:font-weight-asian="bold" style:text-scale="80%"/>
    </style:style>
    <style:style style:name="P11" style:family="paragraph" style:parent-style-name="Sender">
      <style:paragraph-properties fo:margin-left="-12.502cm" fo:margin-right="-0.212cm" fo:text-indent="12.502cm" style:auto-text-indent="false"/>
      <style:text-properties fo:color="#008000" style:font-name="Eras Md BT" fo:font-size="10pt" style:font-size-asian="10pt" style:text-scale="80%"/>
    </style:style>
    <style:style style:name="P12" style:family="paragraph" style:parent-style-name="Standard">
      <style:paragraph-properties fo:margin-left="0cm" fo:margin-right="0cm" fo:text-align="justify" style:justify-single-word="false" fo:text-indent="0cm" style:auto-text-indent="false"/>
      <style:text-properties style:font-name="NewsGotT" fo:font-size="12pt" fo:font-weight="bold" style:font-size-asian="12pt" style:font-weight-asian="bold" style:font-weight-complex="bold"/>
    </style:style>
    <style:style style:name="P13" style:family="paragraph" style:parent-style-name="Standard">
      <style:paragraph-properties fo:margin-left="0cm" fo:margin-right="0cm" fo:text-align="justify" style:justify-single-word="false" fo:text-indent="0cm" style:auto-text-indent="false"/>
      <style:text-properties style:font-name="NewsGotT" fo:font-size="12pt" style:text-underline-style="none" style:font-size-asian="12pt" style:font-size-complex="12pt"/>
    </style:style>
    <style:style style:name="P14" style:family="paragraph" style:parent-style-name="Standard">
      <style:paragraph-properties fo:margin-left="0cm" fo:margin-right="0cm" fo:text-align="start" style:justify-single-word="false" fo:text-indent="0cm" style:auto-text-indent="false"/>
      <style:text-properties style:font-name="NewsGotT" fo:font-size="12pt" style:font-size-asian="12pt"/>
    </style:style>
    <style:style style:name="P15" style:family="paragraph" style:parent-style-name="Standard">
      <style:paragraph-properties fo:margin-left="0cm" fo:margin-right="0cm" fo:text-indent="0cm" style:auto-text-indent="false"/>
      <style:text-properties style:text-underline-style="none" style:font-size-complex="12pt"/>
    </style:style>
    <style:style style:name="P16" style:family="paragraph" style:parent-style-name="Standard">
      <style:paragraph-properties fo:margin-left="0.866cm" fo:margin-right="0cm" fo:text-indent="0cm" style:auto-text-indent="false"/>
      <style:text-properties style:font-name="NewsGotT" fo:font-size="10pt" style:font-size-asian="10pt" style:font-size-complex="10pt"/>
    </style:style>
    <style:style style:name="P17" style:family="paragraph" style:parent-style-name="Heading_20_1">
      <style:paragraph-properties fo:margin-left="0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18" style:family="paragraph" style:parent-style-name="Heading_20_1">
      <style:paragraph-properties fo:margin-left="0cm" fo:margin-right="0cm" fo:text-align="justify" style:justify-single-word="false" fo:text-indent="0cm" style:auto-text-indent="false"/>
    </style:style>
    <style:style style:name="P19" style:family="paragraph" style:parent-style-name="Heading_20_1">
      <style:paragraph-properties fo:margin-left="0cm" fo:margin-right="0cm" fo:text-indent="0cm" style:auto-text-indent="false"/>
      <style:text-properties style:text-underline-style="none"/>
    </style:style>
    <style:style style:name="P20" style:family="paragraph" style:parent-style-name="Heading_20_1">
      <style:paragraph-properties fo:margin-left="0.866cm" fo:margin-right="0cm" fo:text-indent="0cm" style:auto-text-indent="false"/>
      <style:text-properties fo:font-size="10pt" style:font-size-asian="10pt" style:font-size-complex="10pt"/>
    </style:style>
    <style:style style:name="P21" style:family="paragraph" style:parent-style-name="Heading_20_2">
      <style:text-properties fo:language="zxx" fo:country="none"/>
    </style:style>
    <style:style style:name="P22" style:family="paragraph" style:parent-style-name="Heading_20_3">
      <style:text-properties style:font-name="NewsGotT" fo:font-size="12pt" style:text-underline-style="solid" style:text-underline-width="auto" style:text-underline-color="font-color" style:font-size-asian="12pt" style:font-size-complex="12pt"/>
    </style:style>
    <style:style style:name="P23" style:family="paragraph" style:parent-style-name="Heading_20_3">
      <style:paragraph-properties fo:margin-left="0cm" fo:margin-right="0cm" fo:text-indent="0cm" style:auto-text-indent="false"/>
    </style:style>
    <style:style style:name="P24" style:family="paragraph" style:parent-style-name="Heading_20_4">
      <style:text-properties fo:font-size="10pt" style:font-size-asian="10pt" style:font-size-complex="10pt"/>
    </style:style>
    <style:style style:name="P25" style:family="paragraph" style:parent-style-name="Standard" style:master-page-name="Standard">
      <style:paragraph-properties fo:margin-left="8.752cm" fo:margin-right="0cm" fo:text-align="justify" style:justify-single-word="false" fo:text-indent="0cm" style:auto-text-indent="false" style:page-number="auto"/>
      <style:text-properties style:font-name="NewsGotT" fo:language="zxx" fo:country="none"/>
    </style:style>
    <style:style style:name="P26" style:family="paragraph" style:parent-style-name="Standard" style:list-style-name="L1">
      <style:paragraph-properties fo:margin-left="0cm" fo:margin-right="0cm" fo:text-align="start" style:justify-single-word="false" fo:text-indent="0cm" style:auto-text-indent="false"/>
      <style:text-properties style:font-name="NewsGotT" fo:font-size="12pt" style:font-size-asian="12pt"/>
    </style:style>
    <style:style style:name="P27"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2pt" style:font-weight-complex="bold"/>
    </style:style>
    <style:style style:name="T4" style:family="text">
      <style:text-properties style:font-name="NewsGotT"/>
    </style:style>
    <style:style style:name="T5" style:family="text">
      <style:text-properties style:font-name="NewsGotT"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font-size-complex="12pt"/>
    </style:style>
    <style:style style:name="T9" style:family="text">
      <style:text-properties fo:font-size="10pt" style:font-name-asian="YLWHHJ+NewsGotT" style:font-size-asian="10pt" style:font-name-complex="YLWHHJ+NewsGotT" style:font-size-complex="10pt"/>
    </style:style>
    <style:style style:name="T10" style:family="text">
      <style:text-properties fo:font-size="10pt" style:font-size-asian="10pt" style:font-size-complex="10pt"/>
    </style:style>
    <style:style style:name="fr1" style:family="graphic" style:parent-style-name="Frame">
      <style:graphic-properties style:wrap="none"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draw:stroke="none" draw:fill="solid" draw:fill-color="#008000" draw:textarea-horizontal-align="left" draw:textarea-vertical-align="middle" draw:auto-grow-height="false" fo:padding-top="0.229cm" fo:padding-bottom="0.229cm" fo:padding-left="0.441cm" fo:padding-right="0.441cm" fo:wrap-option="no-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Marco1" text:anchor-type="char" svg:x="8.638cm" svg:y="1.755cm" svg:width="11.234cm" svg:height="1.277cm" draw:z-index="0"><draw:text-box><text:p text:style-name="P10">CONSEJERÍA DE HACIENDA Y ADMINISTRACIÓN PÚBLICA</text:p><text:p text:style-name="P11">Dirección General de Política Digital</text:p></draw:text-box></draw:frame><draw:g text:anchor-type="char" draw:z-index="2" draw:style-name="gr1"><draw:custom-shape draw:style-name="gr2" draw:text-style-name="P27" svg:width="5.291cm" svg:height="0.493cm" svg:x="-0.499cm" svg:y="-0.026cm"><text:p/><draw:enhanced-geometry svg:viewBox="0 0 21600 21600" draw:type="rectangle" draw:enhanced-path="M 0 0 L 21600 0 21600 21600 0 21600 0 0 Z N"/></draw:custom-shape><draw:custom-shape draw:style-name="gr3" draw:text-style-name="P27" svg:width="0.237cm" svg:height="0.498cm" svg:x="-0.499cm" svg:y="-0.032cm"><text:p/><draw:enhanced-geometry svg:viewBox="0 0 135 288" draw:type="non-primitive" draw:enhanced-path="M 0 219 L 3 232 5 247 13 257 20 268 30 275 43 283 48 285 55 285 68 288 83 285 95 283 105 275 115 268 125 257 130 247 133 240 135 232 135 219 135 0 68 0 68 39 98 39 98 219 98 224 95 232 93 237 88 240 85 245 80 247 73 250 68 250 63 250 58 247 53 245 48 240 43 237 40 232 40 224 38 219 0 219 Z N"/></draw:custom-shape><draw:custom-shape draw:style-name="gr3" draw:text-style-name="P27" svg:width="0.29cm" svg:height="0.498cm" svg:x="-0.206cm" svg:y="-0.032cm"><text:p/><draw:enhanced-geometry svg:viewBox="0 0 165 288" draw:type="non-primitive" draw:enhanced-path="M 128 0 L 128 219 128 224 125 232 123 237 118 240 115 245 110 247 103 250 98 250 93 250 85 247 80 245 78 240 73 237 70 232 68 224 68 219 68 0 0 0 0 39 30 39 30 219 33 232 35 247 43 257 50 268 60 275 73 283 78 285 85 285 98 288 113 285 125 283 135 275 145 268 153 257 160 247 163 240 165 232 165 219 165 0 128 0 Z N"/></draw:custom-shape><draw:custom-shape draw:style-name="gr3" draw:text-style-name="P27" svg:width="0.29cm" svg:height="0.502cm" svg:x="0.136cm" svg:y="-0.037cm"><text:p/><draw:enhanced-geometry svg:viewBox="0 0 165 290" draw:type="non-primitive" draw:enhanced-path="M 128 137 L 68 64 68 290 30 290 30 41 0 41 0 0 68 0 128 76 128 0 165 2 165 290 128 290 128 137 Z N"/></draw:custom-shape><draw:custom-shape draw:style-name="gr3" draw:text-style-name="P27" svg:width="0.198cm" svg:height="0.502cm" svg:x="0.48cm" svg:y="-0.037cm"><text:p/><draw:enhanced-geometry svg:viewBox="0 0 113 290" draw:type="non-primitive" draw:enhanced-path="M 75 290 L 75 41 113 41 113 0 0 0 0 41 38 41 38 290 75 290 Z N"/></draw:custom-shape><draw:custom-shape draw:style-name="gr3" draw:text-style-name="P27" svg:width="0.299cm" svg:height="0.498cm" svg:x="0.732cm" svg:y="-0.032cm"><text:p/><draw:enhanced-geometry svg:viewBox="0 0 170 288" draw:type="non-primitive" draw:enhanced-path="M 0 39 L 0 0 90 0 97 0 105 3 112 6 117 11 122 16 127 23 130 28 132 36 170 288 132 288 112 166 57 166 40 288 0 288 40 39 0 39 Z M 77 39 L 62 128 107 128 95 44 92 39 90 39 77 39 Z N"/></draw:custom-shape><draw:custom-shape draw:style-name="gr3" draw:text-style-name="P27" svg:width="0.267cm" svg:height="0.502cm" svg:x="1.614cm" svg:y="-0.037cm"><text:p/><draw:enhanced-geometry svg:viewBox="0 0 152 290" draw:type="non-primitive" draw:enhanced-path="M 0 0 L 0 41 32 41 32 290 152 290 145 252 70 252 70 168 107 168 107 130 70 130 70 41 145 41 145 0 0 0 Z N"/></draw:custom-shape><draw:custom-shape draw:style-name="gr3" draw:text-style-name="P27" svg:width="0.29cm" svg:height="0.498cm" svg:x="1.309cm" svg:y="-0.032cm"><text:p/><draw:enhanced-geometry svg:viewBox="0 0 165 288" draw:type="non-primitive" draw:enhanced-path="M 68 250 L 68 39 98 39 103 39 110 41 113 44 118 46 123 51 125 56 125 62 128 69 128 219 125 224 125 232 123 237 118 240 113 245 108 247 103 250 98 250 68 250 Z M 98 288 L 110 285 123 283 135 275 145 268 153 257 160 245 163 240 163 232 165 219 165 69 163 54 160 41 153 31 145 21 135 11 123 6 118 3 110 0 98 0 0 0 0 39 30 39 30 288 98 288 Z N"/></draw:custom-shape><draw:custom-shape draw:style-name="gr3" draw:text-style-name="P27" svg:width="0.299cm" svg:height="0.498cm" svg:x="4.489cm" svg:y="-0.032cm"><text:p/><draw:enhanced-geometry svg:viewBox="0 0 170 288" draw:type="non-primitive" draw:enhanced-path="M 0 39 L 0 0 87 0 97 0 105 3 110 6 117 11 122 16 125 23 130 28 130 36 170 288 130 288 112 166 57 166 37 288 0 288 37 39 0 39 Z M 77 39 L 62 128 107 128 92 44 92 39 87 39 77 39 Z N"/></draw:custom-shape><draw:custom-shape draw:style-name="gr3" draw:text-style-name="P27" svg:width="0.29cm" svg:height="0.502cm" svg:x="2.478cm" svg:y="-0.037cm"><text:p/><draw:enhanced-geometry svg:viewBox="0 0 165 290" draw:type="non-primitive" draw:enhanced-path="M 125 137 L 67 64 67 290 30 290 30 41 0 41 0 0 67 0 125 76 125 0 165 2 165 290 125 290 125 137 Z N"/></draw:custom-shape><draw:custom-shape draw:style-name="gr3" draw:text-style-name="P27" svg:width="0.299cm" svg:height="0.498cm" svg:x="2.161cm" svg:y="-0.032cm"><text:p/><draw:enhanced-geometry svg:viewBox="0 0 170 288" draw:type="non-primitive" draw:enhanced-path="M 0 39 L 0 0 87 0 95 0 102 3 110 6 117 11 122 16 125 23 130 28 130 36 170 288 130 288 112 166 57 166 37 288 0 288 37 39 0 39 Z M 75 39 L 62 128 107 128 92 44 92 39 87 39 75 39 Z N"/></draw:custom-shape><draw:custom-shape draw:style-name="gr3" draw:text-style-name="P27" svg:width="0.29cm" svg:height="0.498cm" svg:x="2.822cm" svg:y="-0.032cm"><text:p/><draw:enhanced-geometry svg:viewBox="0 0 165 288" draw:type="non-primitive" draw:enhanced-path="M 97 288 L 110 285 122 283 135 275 145 268 152 257 160 245 160 240 162 232 165 219 165 69 162 54 160 41 152 31 145 21 135 11 122 6 117 3 110 0 97 0 0 0 0 39 30 39 30 288 97 288 Z M 67 250 L 67 39 97 39 102 39 107 41 112 44 117 46 122 51 125 56 125 62 125 69 125 219 125 224 125 232 120 237 117 240 112 245 107 247 102 250 97 250 67 250 Z N"/></draw:custom-shape><draw:custom-shape draw:style-name="gr3" draw:text-style-name="P27" svg:width="0.299cm" svg:height="0.498cm" svg:x="3.184cm" svg:y="-0.032cm"><text:p/><draw:enhanced-geometry svg:viewBox="0 0 170 288" draw:type="non-primitive" draw:enhanced-path="M 0 39 L 0 0 87 0 97 0 105 3 110 6 117 11 122 16 125 23 130 28 130 36 170 288 130 288 112 166 57 166 37 288 0 288 37 39 0 39 Z M 77 39 L 62 128 107 128 92 44 92 39 87 39 77 39 Z N"/></draw:custom-shape><draw:custom-shape draw:style-name="gr3" draw:text-style-name="P27" svg:width="0.29cm" svg:height="0.498cm" svg:x="3.726cm" svg:y="-0.032cm"><text:p/><draw:enhanced-geometry svg:viewBox="0 0 165 288" draw:type="non-primitive" draw:enhanced-path="M 128 0 L 128 219 125 224 125 232 123 237 118 240 113 245 108 247 103 250 98 250 90 250 85 247 80 245 75 240 73 237 70 232 68 224 68 219 68 0 0 0 0 39 30 39 30 219 30 232 35 247 40 257 50 268 60 275 70 283 78 285 83 285 98 288 110 285 123 283 135 275 145 268 153 257 160 247 163 240 163 232 165 219 165 0 128 0 Z N"/></draw:custom-shape><draw:custom-shape draw:style-name="gr3" draw:text-style-name="P27" svg:width="0.184cm" svg:height="0.498cm" svg:x="4.075cm" svg:y="-0.032cm"><text:p/><draw:enhanced-geometry svg:viewBox="0 0 105 288" draw:type="non-primitive" draw:enhanced-path="M 97 39 L 67 39 60 39 55 41 50 44 45 46 42 51 40 56 37 62 37 69 37 219 37 224 40 232 42 237 47 240 50 245 55 247 62 250 67 250 97 250 105 288 67 288 52 285 40 283 30 275 20 268 10 257 5 245 2 240 0 232 0 219 0 69 0 54 5 41 12 31 20 21 30 11 40 6 47 3 52 0 67 0 97 0 97 39 Z N"/></draw:custom-shape><draw:custom-shape draw:style-name="gr3" draw:text-style-name="P27" svg:width="0.119cm" svg:height="0.502cm" svg:x="4.299cm" svg:y="-0.037cm"><text:p/><draw:enhanced-geometry svg:viewBox="0 0 68 290" draw:type="non-primitive" draw:enhanced-path="M 68 290 L 68 0 0 0 0 41 30 41 30 290 68 290 Z N"/></draw:custom-shape><draw:custom-shape draw:style-name="gr3" draw:text-style-name="P27" svg:width="0.269cm" svg:height="0.502cm" svg:x="3.496cm" svg:y="-0.037cm"><text:p/><draw:enhanced-geometry svg:viewBox="0 0 153 290" draw:type="non-primitive" draw:enhanced-path="M 0 0 L 0 41 30 41 30 290 153 290 145 252 68 252 68 41 68 0 0 0 Z N"/></draw:custom-shape></draw:g></text:p>
      <text:p text:style-name="P2"/>
      <text:h text:style-name="P21" text:outline-level="2"><draw:frame draw:style-name="fr2" draw:name="Marco2" text:anchor-type="char" svg:x="-0.012cm" svg:y="-0.012cm" svg:width="14.803cm" svg:height="1.012cm" draw:z-index="1"><draw:text-box><text:h text:style-name="Heading_20_2" text:outline-level="2">INFORME TÉCNICO</text:h></draw:text-box></draw:frame></text:h>
      <text:h text:style-name="P23" text:outline-level="3">A) IDENTIFICACIÓN DE LA DOCUMENTACIÓN APORTADA</text:h>
      <text:h text:style-name="P17" text:outline-level="1"><text:span text:style-name="T2">1. Órgano de contratación:</text:span> <text:s/><text:text-input text:description="jooscript">${ORGANO}</text:text-input></text:h>
      <text:h text:style-name="P18" text:outline-level="1"><text:span text:style-name="T2">2.</text:span> <text:s/><text:span text:style-name="T2">Referencia INFOCOR:</text:span> <text:text-input text:description="jooscript">${CODIGO_EXPEDIENTE}</text:text-input></text:h>
      <text:h text:style-name="P18" text:outline-level="1"><text:span text:style-name="T2">3. </text:span><text:s/><text:span text:style-name="T2">Fecha solicitud (entrada en registro):</text:span> <text:text-input text:description="jooscript">${FECHAENTRADA}</text:text-input></text:h>
      <text:h text:style-name="P18" text:outline-level="1"><text:span text:style-name="T2">4. Fecha de asignación al técnico que subscribe el presente informe:</text:span> <text:s/></text:h>
      <text:h text:style-name="P18" text:outline-level="1"><text:span text:style-name="T2">5. <text:s/>Fecha informe: </text:span><text:span text:style-name="T6"><text:text-input text:description="jooscript">${FECHAINFORME}</text:text-input></text:span></text:h>
      <text:h text:style-name="P17" text:outline-level="1"><text:span text:style-name="T2">6. Título:</text:span> <text:text-input text:description="jooscript">${TITULO}</text:text-input></text:h>
      <text:p text:style-name="P12">7. Documentos que integran el expediente, sujetos a Informe Vinculante (últimas versiones):</text:p>
      <text:p text:style-name="P12"/>
      <text:list xml:id="list5346134264514381667" text:style-name="L1">
        <text:list-header>
          <text:p text:style-name="P26"><text:text-input text:description="jooscript">${FICHEROS}</text:text-input></text:p>
        </text:list-header>
      </text:list>
      <text:p text:style-name="P14"/>
      <text:h text:style-name="P18" text:outline-level="1"><text:span text:style-name="T2">8. <text:s/>Importe:</text:span> <text:text-input text:description="jooscript">${IMPORTE}</text:text-input><text:span text:style-name="T1"> </text:span><text:span text:style-name="T6">euros (IVA incluido).</text:span></text:h>
      <text:h text:style-name="P17" text:outline-level="1"><text:span text:style-name="T2">9. <text:s/>Plazo de ejecución:</text:span> x meses.</text:h>
      <text:h text:style-name="P18" text:outline-level="1"><text:span text:style-name="T2">10. Tipo:</text:span> <text:text-input text:description="jooscript">${OBJETO}</text:text-input></text:h>
      <text:h text:style-name="P19" text:outline-level="1"><text:span text:style-name="T3">11. Procedimiento y Forma de Adjudicación:</text:span><text:span text:style-name="T8"> </text:span><text:span text:style-name="T8"><text:text-input text:description="jooscript">${FORMAADJ}</text:text-input></text:span></text:h>
      <text:h text:style-name="P19" text:outline-level="1"><text:span text:style-name="T3">12. Evolución del expediente:</text:span><text:span text:style-name="T8"> </text:span></text:h>
      <text:p text:style-name="P15"/>
      <text:p text:style-name="P13">&lt;&lt;&lt;volcado pantalla de la evolución del expediente tomado de infocor</text:p>
      <text:p text:style-name="P13">&gt;&gt;&gt;</text:p>
      <text:h text:style-name="P22" text:outline-level="3"/>
      <text:h text:style-name="Heading_20_3" text:outline-level="3">B) <text:span text:style-name="T7">REVISIÓN DEL TÉCNICO</text:span></text:h>
      <text:p text:style-name="P9"/>
      <text:p text:style-name="P3">El presente informe, de carácter técnico, se limita a informar del resultado de la revisión que, a criterio del técnico que subscribe, se ha hecho del expediente referenciado, sin perjuicio de aquellas otras revisiones que se entiendan necesarias hacer en el seno de la Dirección General de Política Digital.</text:p>
      <text:p text:style-name="P3"/>
      <text:p text:style-name="P3">En su revisión formal se observa que contiene los documentos que se le exigen, y que fueron antes relacionados en su última versión (apartado A.7 anterior).</text:p>
      <text:p text:style-name="P3"/>
      <text:p text:style-name="P3">El objeto del expediente es .... </text:p>
      <text:p text:style-name="P3"/>
      <text:p text:style-name="P2"><text:span text:style-name="T10">Se comprueba que </text:span><text:span text:style-name="T9">...</text:span></text:p>
      <text:p text:style-name="P6"><text:s/></text:p>
      <text:p text:style-name="P8"><text:span text:style-name="T4">Habiéndose analizado los documentos anteriormente enumerados en el sentido antes descrito, mediante el presente informe técnico elaborado por el Servicio de x y con el visto bueno del Jefe de Servicio de x, </text:span><text:span text:style-name="T5">no se detectan causas técnicas que impidan llevar a cabo la contratación.</text:span></text:p>
      <text:p text:style-name="P4"/>
      <text:p text:style-name="P5">A la luz de lo anteriormente expuesto, nada obsta a mi criterio a la propuesta de <text:span text:style-name="T2">INFORME FAVORABLE</text:span>, sobre la contratación sujeta a este procedimiento y que figura en el expediente anteriormente descrito.</text:p>
      <text:p text:style-name="P5"/>
      <text:p text:style-name="P3"/>
      <text:p text:style-name="P3"/>
      <text:h text:style-name="P24" text:outline-level="4"><text:soft-page-break/></text:h>
      <text:p text:style-name="P7"/>
      <text:p text:style-name="P7"/>
      <text:p text:style-name="P7"/>
      <text:p text:style-name="P16">VºBºEL JEFE DEL SERVICIO <text:s text:c="16"/>EL TÉCNICO ASIGNADO</text:p>
      <text:h text:style-name="P20" text:outline-level="1">Fdo.:x <text:s text:c="38"/><text:tab/>Fdo.: 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YLWHHJ+NewsGotT" svg:font-family="YLWHHJ+NewsGotT"/>
    <style:font-face style:name="DejaVu Sans" svg:font-family="'DejaVu Sans'" style:font-pitch="variable"/>
    <style:font-face style:name="NewsGotT" svg:font-family="NewsGot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text-properties style:font-name="NewsGotT" fo:font-size="12pt"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NewsGotT"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NewsGotT"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NewsGotT"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style:font-name="NewsGotT" fo:font-size="12pt" style:font-size-asian="12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size="12pt" style:font-size-asian="12pt"/>
    </style:style>
    <style:style style:name="Sender" style:family="paragraph" style:parent-style-name="Standard" style:class="extra">
      <style:paragraph-properties fo:margin-left="0cm" fo:margin-right="-0.212cm" fo:line-height="82%" fo:keep-together="always" fo:orphans="0" fo:widows="0" fo:text-indent="0cm" style:auto-text-indent="false"/>
      <style:text-properties fo:font-size="8pt" style:font-size-asian="8pt"/>
    </style:style>
    <style:style style:name="Frame_20_contents" style:display-name="Frame contents" style:family="paragraph" style:parent-style-name="Text_20_body" style:class="extra"/>
    <style:style style:name="WW8Num2z0" style:family="text">
      <style:text-properties style:font-name="Times New Roman"/>
    </style:style>
    <style:style style:name="Absatz-Standardschriftart" style:family="text"/>
    <style:style style:name="WW8Num1z0" style:family="text">
      <style:text-properties style:font-name="Times New Roman"/>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1.397cm"/>
        </style:list-level-properties>
      </text:outline-level-style>
      <text:outline-level-style text:level="2" style:num-format="">
        <style:list-level-properties text:list-level-position-and-space-mode="label-alignment">
          <style:list-level-label-alignment text:label-followed-by="nothing" fo:text-indent="-1.016cm" fo:margin-left="1.651cm"/>
        </style:list-level-properties>
      </text:outline-level-style>
      <text:outline-level-style text:level="3" style:num-format="">
        <style:list-level-properties text:list-level-position-and-space-mode="label-alignment">
          <style:list-level-label-alignment text:label-followed-by="nothing" fo:text-indent="-1.27cm" fo:margin-left="1.905cm"/>
        </style:list-level-properties>
      </text:outline-level-style>
      <text:outline-level-style text:level="4" style:num-format="">
        <style:list-level-properties text:list-level-position-and-space-mode="label-alignment">
          <style:list-level-label-alignment text:label-followed-by="nothing" fo:text-indent="-1.524cm" fo:margin-left="2.159cm"/>
        </style:list-level-properties>
      </text:outline-level-style>
      <text:outline-level-style text:level="5" style:num-format="">
        <style:list-level-properties text:list-level-position-and-space-mode="label-alignment">
          <style:list-level-label-alignment text:label-followed-by="nothing" fo:text-indent="-1.778cm" fo:margin-left="2.413cm"/>
        </style:list-level-properties>
      </text:outline-level-style>
      <text:outline-level-style text:level="6" style:num-format="">
        <style:list-level-properties text:list-level-position-and-space-mode="label-alignment">
          <style:list-level-label-alignment text:label-followed-by="nothing" fo:text-indent="-2.032cm" fo:margin-left="2.667cm"/>
        </style:list-level-properties>
      </text:outline-level-style>
      <text:outline-level-style text:level="7" style:num-format="">
        <style:list-level-properties text:list-level-position-and-space-mode="label-alignment">
          <style:list-level-label-alignment text:label-followed-by="nothing" fo:text-indent="-2.286cm" fo:margin-left="2.921cm"/>
        </style:list-level-properties>
      </text:outline-level-style>
      <text:outline-level-style text:level="8" style:num-format="">
        <style:list-level-properties text:list-level-position-and-space-mode="label-alignment">
          <style:list-level-label-alignment text:label-followed-by="nothing" fo:text-indent="-2.54cm" fo:margin-left="3.175cm"/>
        </style:list-level-properties>
      </text:outline-level-style>
      <text:outline-level-style text:level="9" style:num-format="">
        <style:list-level-properties text:list-level-position-and-space-mode="label-alignment">
          <style:list-level-label-alignment text:label-followed-by="nothing"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52cm" fo:margin-bottom="2.49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752cm" fo:margin-bottom="2.49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2</text:page-number> de <text:page-count>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forme Vinculante</dc:title>
    <meta:initial-creator>Coordinación de Tecnologías y Comunicaciones</meta:initial-creator>
    <meta:creation-date>2012-05-16T13:17:00</meta:creation-date>
    <dc:creator>Sonia Maria Torres Llanera</dc:creator>
    <dc:date>2014-09-30T14:40:51</dc:date>
    <meta:print-date>2013-03-15T08:24:02</meta:print-date>
    <meta:editing-cycles>43</meta:editing-cycles>
    <meta:editing-duration>P1DT11H38M54S</meta:editing-duration>
    <meta:generator>OpenOffice/4.1.1$Linux OpenOffice.org_project/411m6$Build-9775</meta:generator>
    <meta:printed-by>pc219 </meta:printed-by>
    <meta:document-statistic meta:table-count="0" meta:image-count="0" meta:object-count="0" meta:page-count="2" meta:paragraph-count="30" meta:word-count="302" meta:character-count="1930"/>
    <meta:user-defined meta:name="Información 1"/>
    <meta:user-defined meta:name="Información 2"/>
    <meta:user-defined meta:name="Información 3"/>
    <meta:user-defined meta:name="Información 4"/>
  </office:meta>
</office:document-meta>
</file>